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enlo" svg:font-family="Menlo, Monaco, 'Courier New', monospace"/>
    <style:font-face style:name="apple-system" svg:font-family="apple-system, BlinkMacSystemFont, 'Segoe UI', Roboto, 'Helvetica Neue', Arial, sans-serif"/>
    <style:font-face style:name="apple-system1" svg:font-family="apple-system, system-ui, 'Segoe UI', Roboto, 'Helvetica Neue', Arial, sans-serif"/>
    <style:font-face style:name="Liberation Serif1" svg:font-family="'Liberation Serif'" style:font-family-generic="roman"/>
    <style:font-face style:name="Arial Unicode MS1" svg:font-family="'Arial Unicode MS'" style:font-family-generic="swiss"/>
    <style:font-face style:name="3270 Semi-Condensed" svg:font-family="'3270 Semi-Condense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150%"/>
      <style:text-properties style:font-name="Arial" officeooo:rsid="001f5a81" officeooo:paragraph-rsid="001fe59d"/>
    </style:style>
    <style:style style:name="P2" style:family="paragraph" style:parent-style-name="Standard">
      <style:paragraph-properties fo:line-height="150%"/>
      <style:text-properties style:font-name="Arial" officeooo:rsid="0023f66a" officeooo:paragraph-rsid="0023f66a"/>
    </style:style>
    <style:style style:name="P3" style:family="paragraph" style:parent-style-name="Standard">
      <style:text-properties style:font-name="Arial" officeooo:rsid="0027ba27" officeooo:paragraph-rsid="00297816"/>
    </style:style>
    <style:style style:name="P4" style:family="paragraph" style:parent-style-name="Standard">
      <style:paragraph-properties fo:line-height="150%"/>
      <style:text-properties style:font-name="Arial" fo:font-weight="bold" officeooo:rsid="0023f66a" officeooo:paragraph-rsid="0023f66a" style:font-weight-asian="bold" style:font-weight-complex="bold"/>
    </style:style>
    <style:style style:name="P5" style:family="paragraph" style:parent-style-name="Standard">
      <style:paragraph-properties fo:line-height="150%" fo:text-align="center" style:justify-single-word="false"/>
      <style:text-properties style:font-name="Arial" fo:font-weight="bold" officeooo:paragraph-rsid="001fe59d" style:font-weight-asian="bold" style:font-weight-complex="bold"/>
    </style:style>
    <style:style style:name="P6" style:family="paragraph" style:parent-style-name="Standard">
      <style:paragraph-properties fo:line-height="150%" fo:text-align="center" style:justify-single-word="false"/>
      <style:text-properties style:font-name="Arial" fo:font-weight="bold" officeooo:paragraph-rsid="00303c1f" style:font-weight-asian="bold" style:font-weight-complex="bold"/>
    </style:style>
    <style:style style:name="P7" style:family="paragraph" style:parent-style-name="Standard">
      <style:paragraph-properties fo:line-height="150%" fo:text-align="center" style:justify-single-word="false"/>
      <style:text-properties style:font-name="Arial" fo:font-size="15pt" fo:font-weight="bold" officeooo:paragraph-rsid="00297816" style:font-size-asian="15pt" style:font-weight-asian="bold" style:font-size-complex="15pt" style:font-weight-complex="bold"/>
    </style:style>
    <style:style style:name="P8" style:family="paragraph" style:parent-style-name="Standard">
      <style:paragraph-properties fo:line-height="150%"/>
      <style:text-properties style:font-name="Arial" officeooo:paragraph-rsid="001c85c9"/>
    </style:style>
    <style:style style:name="P9" style:family="paragraph" style:parent-style-name="Standard">
      <style:paragraph-properties fo:line-height="150%"/>
      <style:text-properties style:font-name="Arial" officeooo:paragraph-rsid="0023f66a"/>
    </style:style>
    <style:style style:name="P10" style:family="paragraph" style:parent-style-name="Standard">
      <style:paragraph-properties fo:line-height="150%"/>
      <style:text-properties fo:font-weight="bold" officeooo:rsid="0023f66a" officeooo:paragraph-rsid="0023f66a" style:font-weight-asian="bold" style:font-weight-complex="bold"/>
    </style:style>
    <style:style style:name="P11" style:family="paragraph" style:parent-style-name="Standard">
      <style:paragraph-properties fo:line-height="150%"/>
      <style:text-properties fo:font-weight="bold" officeooo:paragraph-rsid="0029382e" style:font-weight-asian="bold" style:font-weight-complex="bold"/>
    </style:style>
    <style:style style:name="P12" style:family="paragraph" style:parent-style-name="Standard">
      <style:text-properties officeooo:paragraph-rsid="00297816"/>
    </style:style>
    <style:style style:name="P13" style:family="paragraph" style:parent-style-name="Standard">
      <style:text-properties officeooo:paragraph-rsid="002d24d9"/>
    </style:style>
    <style:style style:name="P14" style:family="paragraph" style:parent-style-name="Standard">
      <style:paragraph-properties fo:text-align="justify" style:justify-single-word="false"/>
      <style:text-properties officeooo:paragraph-rsid="00306c9a"/>
    </style:style>
    <style:style style:name="P15" style:family="paragraph" style:parent-style-name="Standard">
      <style:paragraph-properties fo:line-height="150%"/>
      <style:text-properties officeooo:paragraph-rsid="00297816"/>
    </style:style>
    <style:style style:name="P16" style:family="paragraph" style:parent-style-name="Standard">
      <style:paragraph-properties fo:line-height="150%"/>
      <style:text-properties officeooo:paragraph-rsid="001fe59d"/>
    </style:style>
    <style:style style:name="P17" style:family="paragraph" style:parent-style-name="Standard">
      <style:paragraph-properties fo:line-height="150%"/>
      <style:text-properties officeooo:paragraph-rsid="0023f66a"/>
    </style:style>
    <style:style style:name="P18" style:family="paragraph" style:parent-style-name="Standard">
      <style:paragraph-properties fo:line-height="150%"/>
      <style:text-properties officeooo:paragraph-rsid="0025f735"/>
    </style:style>
    <style:style style:name="P19" style:family="paragraph" style:parent-style-name="Standard">
      <style:paragraph-properties fo:line-height="150%"/>
      <style:text-properties officeooo:paragraph-rsid="0025927d"/>
    </style:style>
    <style:style style:name="P20" style:family="paragraph" style:parent-style-name="Standard">
      <style:paragraph-properties fo:line-height="150%"/>
      <style:text-properties officeooo:paragraph-rsid="0027ba27"/>
    </style:style>
    <style:style style:name="P21" style:family="paragraph" style:parent-style-name="Standard">
      <style:paragraph-properties fo:line-height="150%" fo:text-align="justify" style:justify-single-word="false"/>
      <style:text-properties officeooo:paragraph-rsid="00306c9a"/>
    </style:style>
    <style:style style:name="P22" style:family="paragraph" style:parent-style-name="Standard">
      <style:paragraph-properties fo:line-height="150%" fo:text-align="center" style:justify-single-word="false" fo:break-before="page"/>
      <style:text-properties style:font-name="Arial" fo:font-weight="bold" officeooo:paragraph-rsid="001fe59d" style:font-weight-asian="bold" style:font-weight-complex="bold"/>
    </style:style>
    <style:style style:name="P23" style:family="paragraph" style:parent-style-name="Standard">
      <style:paragraph-properties fo:line-height="150%" fo:text-align="center" style:justify-single-word="false" fo:break-before="page"/>
      <style:text-properties style:font-name="Arial" fo:font-weight="bold" officeooo:paragraph-rsid="00303c1f" style:font-weight-asian="bold" style:font-weight-complex="bold"/>
    </style:style>
    <style:style style:name="T1" style:family="text">
      <style:text-properties officeooo:rsid="001c85c9"/>
    </style:style>
    <style:style style:name="T2" style:family="text">
      <style:text-properties style:font-name="Arial"/>
    </style:style>
    <style:style style:name="T3" style:family="text">
      <style:text-properties style:font-name="Arial" officeooo:rsid="001c85c9"/>
    </style:style>
    <style:style style:name="T4" style:family="text">
      <style:text-properties style:font-name="Arial" officeooo:rsid="001f5a81"/>
    </style:style>
    <style:style style:name="T5" style:family="text">
      <style:text-properties style:font-name="Arial" officeooo:rsid="001fe59d"/>
    </style:style>
    <style:style style:name="T6" style:family="text">
      <style:text-properties style:font-name="Arial" officeooo:rsid="00219ba9"/>
    </style:style>
    <style:style style:name="T7" style:family="text">
      <style:text-properties style:font-name="Arial" officeooo:rsid="0022df14"/>
    </style:style>
    <style:style style:name="T8" style:family="text">
      <style:text-properties style:font-name="Arial" officeooo:rsid="0023b636"/>
    </style:style>
    <style:style style:name="T9" style:family="text">
      <style:text-properties style:font-name="Arial" officeooo:rsid="0023f66a"/>
    </style:style>
    <style:style style:name="T10" style:family="text">
      <style:text-properties style:font-name="Arial" officeooo:rsid="0025927d"/>
    </style:style>
    <style:style style:name="T11" style:family="text">
      <style:text-properties style:font-name="Arial" officeooo:rsid="0025f735"/>
    </style:style>
    <style:style style:name="T12" style:family="text">
      <style:text-properties style:font-name="Arial" officeooo:rsid="0027ba27"/>
    </style:style>
    <style:style style:name="T13" style:family="text">
      <style:text-properties style:font-name="Arial" officeooo:rsid="0029382e"/>
    </style:style>
    <style:style style:name="T14" style:family="text">
      <style:text-properties style:font-name="Arial" officeooo:rsid="00297816"/>
    </style:style>
    <style:style style:name="T15" style:family="text">
      <style:text-properties style:font-name="Arial" officeooo:rsid="002b8b7d"/>
    </style:style>
    <style:style style:name="T16" style:family="text">
      <style:text-properties style:font-name="Arial" fo:font-style="italic" officeooo:rsid="001c85c9" style:font-style-asian="italic" style:font-style-complex="italic"/>
    </style:style>
    <style:style style:name="T17" style:family="text">
      <style:text-properties style:font-name="Arial" officeooo:rsid="002d24d9"/>
    </style:style>
    <style:style style:name="T18" style:family="text">
      <style:text-properties style:font-name="Arial" officeooo:rsid="002eadba"/>
    </style:style>
    <style:style style:name="T19" style:family="text">
      <style:text-properties style:font-name="Arial" officeooo:rsid="002f1d6c"/>
    </style:style>
    <style:style style:name="T20" style:family="text">
      <style:text-properties style:font-name="Arial" fo:font-weight="bold" officeooo:rsid="001c85c9" style:font-weight-asian="bold" style:font-weight-complex="bold"/>
    </style:style>
    <style:style style:name="T21" style:family="text">
      <style:text-properties style:font-name="Arial" fo:font-weight="normal" officeooo:rsid="00303c1f" style:font-weight-asian="normal" style:font-weight-complex="normal"/>
    </style:style>
    <style:style style:name="T22" style:family="text">
      <style:text-properties style:font-name="Arial" fo:font-weight="normal" officeooo:rsid="001c85c9" style:font-weight-asian="normal" style:font-weight-complex="normal"/>
    </style:style>
    <style:style style:name="T23" style:family="text">
      <style:text-properties style:font-name="Arial" fo:font-weight="normal" officeooo:rsid="00306c9a" style:font-weight-asian="normal" style:font-weight-complex="normal"/>
    </style:style>
    <style:style style:name="T24" style:family="text">
      <style:text-properties style:font-name="Arial" fo:font-weight="normal" officeooo:rsid="003169b3" style:font-weight-asian="normal" style:font-weight-complex="normal"/>
    </style:style>
    <style:style style:name="T25" style:family="text">
      <style:text-properties style:font-name="Arial" fo:font-weight="normal" officeooo:rsid="003293df" style:font-weight-asian="normal" style:font-weight-complex="normal"/>
    </style:style>
    <style:style style:name="T26" style:family="text">
      <style:text-properties officeooo:rsid="00303c1f"/>
    </style:style>
    <style:style style:name="T27" style:family="text">
      <style:text-properties officeooo:rsid="003169b3"/>
    </style:style>
    <style:style style:name="T28" style:family="text">
      <style:text-properties officeooo:rsid="003293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PRüF is a blockchain based system for the tokenization, </text:span></text:p>
      <text:p text:style-name="P7"><text:span text:style-name="T1">provenance, and management of real-world or virtual assets. <text:s/></text:span></text:p>
      <text:p text:style-name="P8"/>
      <text:p text:style-name="P8"/>
      <text:p text:style-name="P11"><text:span text:style-name="T12">The </text:span><text:span text:style-name="T3">PRüF </text:span><text:span text:style-name="T12">ecosystem consists of the </text:span><text:span text:style-name="T3">PRüF </text:span><text:span text:style-name="T12">contract infrastructure, <text:s/></text:span><text:span text:style-name="T3">PRüF </text:span><text:span text:style-name="T12">users, and </text:span><text:span text:style-name="T3">PRüF </text:span><text:span text:style-name="T12">nodes. </text:span></text:p>
      <text:p text:style-name="P11"><text:span text:style-name="T12"/></text:p>
      <text:p text:style-name="P15"><text:span text:style-name="T18">The PRüF contract infrastructure is centered around a tightly integrated core of upgradeable contracts. The core of this structure is the primary storage contract, which integrates specific business logic associated with secure asset management. Closely tied to this are the AC_Manager, Escrow_Manager, and Verify contracts, all of which also hold additional local data. Although these contracts hold critical data, they are still upgradable using a “replicate on read” migration pattern. This is made possible using our contract name resolution system, which allows contracts to be replaced in place without interrupting service. </text:span></text:p>
      <text:p text:style-name="P15"><text:span text:style-name="T18"/></text:p>
      <text:p text:style-name="P15"><text:span text:style-name="T18">All other business logic and asset control contracts plug into these systems and are trivially upgradeable, as they are stateless.</text:span></text:p>
      <text:p text:style-name="P15"><text:span text:style-name="T18"/></text:p>
      <text:p text:style-name="P15"><text:span text:style-name="T18">PRüF users are, of course, the users of the PRüF system. They may be individuals or organizations seeking to establish secure, private provenance, and control of assets. Users will access the PRüF infrastructure from any internet-connected device, and can manage, transfer, or modify their assets through the PRüF node of their choice.</text:span></text:p>
      <text:p text:style-name="P15"><text:span text:style-name="T18"/></text:p>
      <text:p text:style-name="P15"><text:span text:style-name="T18">PRüF nodes define and serve as portals for “asset classes”, or types of things. Users for each type of object being tokenized benefit from a customized experience tailored to the specific asset type and region. In response to these variations, PRüF node operators customize their web portal design, node name, classification nomenclature, and revenue structure to reflect the needs and desires of the communities they serve. </text:span></text:p>
      <text:p text:style-name="P15"><text:span text:style-name="T18"/></text:p>
      <text:p text:style-name="P15"><text:span text:style-name="T18">Most node operators serve customized versions of our white-label portal, run custom server applications, or deploy apps to the device ecosystems that they serve. Node operators earn PRüF tokens through fees for service, direct advertising revenue, or sales from in-portal </text:span><text:soft-page-break/><text:span text:style-name="T18">commerce. Some Node operators representing larger brands may opt to provide the node free to their customers to increase customer engagement and brand education opportunities. </text:span></text:p>
      <text:p text:style-name="P15"><text:span text:style-name="T18"/></text:p>
      <text:p text:style-name="P15"><text:span text:style-name="T18">As a Minimum Viable Product/demo solution for node operators just starting out, PRüF provides unbranded access through our basic portal and app deployments.</text:span></text:p>
      <text:p text:style-name="P15"><text:span text:style-name="T18"/></text:p>
      <text:p text:style-name="P15"><text:span text:style-name="T18">For fee-for-service operators, PRüF provides a “try before you buy” model. After minting by burning PRüF, a new node token (PRFN) is configured with a 51/49% revenue split with the PRüF foundation. By upgrading a node with PRüF tokens, a node can reach a 90/10% revenue share model. Funds from revenue shares provide funding to the PRüF foundation for ongoing development and innovation in the PRüF ecosystem, benefiting users and node operators alike. By encouraging investment in Node tokens, PRüF incentivizes node operators to build effective service models and offer a pleasant user experience catered to user’s needs within their market niche. This helps to encourage responsible operators that seek to provide valuable services while discouraging “spammy” nodes or bad actors by ensuring node operators have something at stake. Since Node tokens can be renamed and retain their revenue sharing percentage if transferred, node tokens represent a tangible asset that gains value with the popularity and brand presence of the node.</text:span></text:p>
      <text:p text:style-name="P8"/>
      <text:p text:style-name="P5"/>
      <text:p text:style-name="P22">The <text:span text:style-name="T1">PRüF </text:span>contract infrastructure is operated using a variety of tokens. </text:p>
      <text:p text:style-name="P1"/>
      <text:p text:style-name="P4">PRUF</text:p>
      <text:p text:style-name="P16"><text:span text:style-name="T5">The (fungible) PRüF utility token (PRUF) is used primarily as “gas” for tokenizing, modifying, and transferring assets. In addition to operating functions of the network, it serves as an incentive mechanism for PRüF node operators and network users, as well as the medium for acquiring and upgrading PRüF nodes. PRüF may also be used to offset Ethereum gas costs in future expansions of the ecosystem.</text:span></text:p>
      <text:p text:style-name="P16"><text:span text:style-name="T5"/></text:p>
      <text:p text:style-name="P10"><text:span text:style-name="T5">P</text:span><text:span text:style-name="T2">RFN</text:span></text:p>
      <text:p text:style-name="P17"><text:span text:style-name="T9">The (nonfungible) PRüF node (PRFN) acts as a control key for operating PRüF nodes. Holders of a PRFN token will have the ability to operate a PRüF node, which acts as a portal for users to interact with the PRüF system. The PRFN token allows node operators to access their controls for pricing, naming, and addresses to receive PRUF tokens collected for services provided by the node.</text:span></text:p>
      <text:p text:style-name="P17"><text:span text:style-name="T9"/></text:p>
      <text:p text:style-name="P4">PRAT</text:p>
      <text:p text:style-name="P18"><text:span text:style-name="T11">The (nonfungible – nonstandard) PRüF asset token (PRAT) is the tokenized representation of assets held in the PRüF system. PRAT tokens are the blockchain representation of assets and are interacted with by the PRüF infrastructure to facilitate the secure, private control and transfer of assets, in both real and virtual spaces. Prat tokens are held by users in noncustodial asset classes and held by custodial contracts in custodial asset management contracts. The transfer of PRAT tokens is controlled by the underlying PRüF contract infrastructure and may be restricted by contract operations for certain functions such as escrows or when reported as lost or stolen by the token holder.</text:span></text:p>
      <text:p text:style-name="P19"><text:span text:style-name="T11"/></text:p>
      <text:p text:style-name="P4">PRID</text:p>
      <text:p text:style-name="P20"><text:span text:style-name="T12">The (nonfungible – nonstandard) PRüF ID token (PRID) acts as a certificate, indicating that the holder has been identity verified by PRüF or a trusted third party or system. PRID tokens do not contain personally identifiable information, but are unique and derived from a verified personal or automation identity. In this way, PRID tokens represent a unique identity certificate, reducing the incentive and opportunity for malicious actors among users and systems trusted with the tokenization of assets. PRID tokens are nontransferable and are </text:span><text:soft-page-break/><text:span text:style-name="T12">permanently associated with the address to which they are issued. If a PRID token is to be moved to a new address, it must be burned and reissued by a trusted entity.</text:span></text:p>
      <text:p text:style-name="P20"><text:span text:style-name="T12"/></text:p>
      <text:p text:style-name="P20"><text:span text:style-name="T12">In general, only the PRUF and PRFN tokens are meant to be managed by standard token handlers, though the PRAT token is transferrable by token holders as a normal ERC721 token as long as it is not locked by an escrow contract or by the token holder.</text:span></text:p>
      <text:p text:style-name="P2"/>
      <text:p text:style-name="P9"/>
      <text:p text:style-name="P6"/>
      <text:p text:style-name="P6"/>
      <text:p text:style-name="P23">The <text:span text:style-name="T1">PRüF </text:span>contract infrastructure <text:span text:style-name="T26">manages asset provenance and business logic, facilitating the private and secure management and transfer of assets.</text:span></text:p>
      <text:p text:style-name="P6"/>
      <text:p text:style-name="P21"><text:span text:style-name="T24">Using basic PRüF functions, assets can be held and transferred between parties in token-custodial or non-custodial models, made transferrable or nontransferable, marked as lost or stolen, locked within time, payment, or oracle based escrows, be discarded, recycled, or other common scenarios. <text:s/></text:span></text:p>
      <text:p text:style-name="P21"><text:span text:style-name="T24"/></text:p>
      <text:p text:style-name="P21"><text:span text:style-name="T24">Due to the extensible nature of the PRüF infrastructure, customized plugins can be written and permissioned for specific asset classes that perform customized business logic for almost any application. </text:span></text:p>
      <text:p text:style-name="P21"><text:span text:style-name="T24"/></text:p>
      <text:p text:style-name="P21"><text:span text:style-name="T24">Although PRüF was designed specifically for privately and securely managing the provenance of physical items, PRüF tokenized assets can also include virtual items such as legal contracts, token wallets, other asset tokens, access keys, licenses, or other documents. By linking with the global, decentralized Interplanetary File System (IPFS) PRüF enabled assets can be connected to a wide variety of transient or immutable data objects, including photos, media, documents, software, and more.</text:span></text:p>
      <text:p text:style-name="P21"><text:span text:style-name="T24"/></text:p>
      <text:p text:style-name="P21"><text:span text:style-name="T24">Since PRüF by default does not store personally identifiable information, data cannot be legally coerced or “hacked” from the PRüF system. In some cases, a user may desire a record to be easily verifiable or even publicly visible. In these cases, PRüF can provide this. In other cases, users may require absolute secrecy, while maintaining trustable verifiability. In this case, a strong arbitrary length passphrase can be included, making an item or identity mathematically impossible to link to any record in the PRüF system. For most users, Privacy in identity and transparency in item verification provides the ideal balance of security and utility.</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enlo" svg:font-family="Menlo, Monaco, 'Courier New', monospace"/>
    <style:font-face style:name="apple-system" svg:font-family="apple-system, BlinkMacSystemFont, 'Segoe UI', Roboto, 'Helvetica Neue', Arial, sans-serif"/>
    <style:font-face style:name="apple-system1" svg:font-family="apple-system, system-ui, 'Segoe UI', Roboto, 'Helvetica Neue', Arial, sans-serif"/>
    <style:font-face style:name="Liberation Serif1" svg:font-family="'Liberation Serif'" style:font-family-generic="roman"/>
    <style:font-face style:name="Arial Unicode MS1" svg:font-family="'Arial Unicode MS'" style:font-family-generic="swiss"/>
    <style:font-face style:name="3270 Semi-Condensed" svg:font-family="'3270 Semi-Condense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18T10:59:12.915787602</meta:creation-date>
    <dc:date>2020-11-19T21:12:03.612423249</dc:date>
    <meta:editing-duration>PT42M1S</meta:editing-duration>
    <meta:editing-cycles>4</meta:editing-cycles>
    <meta:generator>LibreOffice/6.3.5.2$MacOSX_X86_64 LibreOffice_project/dd0751754f11728f69b42ee2af66670068624673</meta:generator>
    <meta:document-statistic meta:table-count="0" meta:image-count="0" meta:object-count="0" meta:page-count="5" meta:paragraph-count="25" meta:word-count="1188" meta:character-count="7681" meta:non-whitespace-character-count="6504"/>
  </office:meta>
</office:document-meta>
</file>